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1b75bc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color="#1b75b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1"/>
        <table:table-column table:style-name="co2" table:default-cell-style-name="ce4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TPS</text:p>
          </table:table-cell>
          <table:table-cell table:style-name="ce3" office:value-type="string" calcext:value-type="string">
            <text:p>Error %</text:p>
          </table:table-cell>
          <table:table-cell table:style-name="ce3" office:value-type="string" calcext:value-type="string">
            <text:p>Avg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 Accou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83.2/sec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osit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71.1/sec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er One to O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8.7/sec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er One to M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7.7/sec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er Many to O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6.1/sec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2T21:56:22.320813212</meta:creation-date>
    <dc:date>2021-11-22T22:25:48.665646657</dc:date>
    <meta:editing-duration>PT9M16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